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1024x1024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632.911588" calcext:value-type="float">
            <text:p>632.911588</text:p>
          </table:table-cell>
          <table:table-cell table:formula="of:=[.A2]-[.$D$2]" office:value-type="float" office:value="-68.97151615" calcext:value-type="float">
            <text:p>-68.97151615</text:p>
          </table:table-cell>
          <table:table-cell table:formula="of:=POWER([.B2]; 2)" office:value-type="float" office:value="4757.0700400297" calcext:value-type="float">
            <text:p>4757.0700400297</text:p>
          </table:table-cell>
          <table:table-cell table:formula="of:=AVERAGE([.A2:.A21])" office:value-type="float" office:value="701.88310415" calcext:value-type="float">
            <text:p>701.88310415</text:p>
          </table:table-cell>
          <table:table-cell table:formula="of:=MAX([.A2:.A21])" office:value-type="float" office:value="787.004665" calcext:value-type="float">
            <text:p>787.004665</text:p>
          </table:table-cell>
          <table:table-cell table:formula="of:=MIN([.A2:.A21])" office:value-type="float" office:value="632.911588" calcext:value-type="float">
            <text:p>632.911588</text:p>
          </table:table-cell>
          <table:table-cell table:formula="of:=SQRT((1/20)*SUM([.C2:.C21]))" office:value-type="float" office:value="62.9494925754753" calcext:value-type="float">
            <text:p>62.9494925754753</text:p>
          </table:table-cell>
        </table:table-row>
        <table:table-row table:style-name="ro1">
          <table:table-cell office:value-type="float" office:value="638.157638" calcext:value-type="float">
            <text:p>638.157638</text:p>
          </table:table-cell>
          <table:table-cell table:formula="of:=[.A3]-[.$D$2]" office:value-type="float" office:value="-63.72546615" calcext:value-type="float">
            <text:p>-63.72546615</text:p>
          </table:table-cell>
          <table:table-cell table:formula="of:=POWER([.B3]; 2)" office:value-type="float" office:value="4060.93503603479" calcext:value-type="float">
            <text:p>4060.93503603479</text:p>
          </table:table-cell>
          <table:table-cell table:number-columns-repeated="4"/>
        </table:table-row>
        <table:table-row table:style-name="ro1">
          <table:table-cell office:value-type="float" office:value="637.99869" calcext:value-type="float">
            <text:p>637.99869</text:p>
          </table:table-cell>
          <table:table-cell table:formula="of:=[.A4]-[.$D$2]" office:value-type="float" office:value="-63.88441415" calcext:value-type="float">
            <text:p>-63.88441415</text:p>
          </table:table-cell>
          <table:table-cell table:formula="of:=POWER([.B4]; 2)" office:value-type="float" office:value="4081.21837128872" calcext:value-type="float">
            <text:p>4081.21837128872</text:p>
          </table:table-cell>
          <table:table-cell table:number-columns-repeated="4"/>
        </table:table-row>
        <table:table-row table:style-name="ro1">
          <table:table-cell office:value-type="float" office:value="632.96852" calcext:value-type="float">
            <text:p>632.96852</text:p>
          </table:table-cell>
          <table:table-cell table:formula="of:=[.A5]-[.$D$2]" office:value-type="float" office:value="-68.91458415" calcext:value-type="float">
            <text:p>-68.91458415</text:p>
          </table:table-cell>
          <table:table-cell table:formula="of:=POWER([.B5]; 2)" office:value-type="float" office:value="4749.21990856743" calcext:value-type="float">
            <text:p>4749.21990856743</text:p>
          </table:table-cell>
          <table:table-cell table:number-columns-repeated="4"/>
        </table:table-row>
        <table:table-row table:style-name="ro1">
          <table:table-cell office:value-type="float" office:value="638.140789" calcext:value-type="float">
            <text:p>638.140789</text:p>
          </table:table-cell>
          <table:table-cell table:formula="of:=[.A6]-[.$D$2]" office:value-type="float" office:value="-63.74231515" calcext:value-type="float">
            <text:p>-63.74231515</text:p>
          </table:table-cell>
          <table:table-cell table:formula="of:=POWER([.B6]; 2)" office:value-type="float" office:value="4063.08274068192" calcext:value-type="float">
            <text:p>4063.08274068192</text:p>
          </table:table-cell>
          <table:table-cell table:number-columns-repeated="4"/>
        </table:table-row>
        <table:table-row table:style-name="ro1">
          <table:table-cell office:value-type="float" office:value="639.587143" calcext:value-type="float">
            <text:p>639.587143</text:p>
          </table:table-cell>
          <table:table-cell table:formula="of:=[.A7]-[.$D$2]" office:value-type="float" office:value="-62.29596115" calcext:value-type="float">
            <text:p>-62.29596115</text:p>
          </table:table-cell>
          <table:table-cell table:formula="of:=POWER([.B7]; 2)" office:value-type="float" office:value="3880.78677560231" calcext:value-type="float">
            <text:p>3880.78677560231</text:p>
          </table:table-cell>
          <table:table-cell table:number-columns-repeated="4"/>
        </table:table-row>
        <table:table-row table:style-name="ro1">
          <table:table-cell office:value-type="float" office:value="638.105888" calcext:value-type="float">
            <text:p>638.105888</text:p>
          </table:table-cell>
          <table:table-cell table:formula="of:=[.A8]-[.$D$2]" office:value-type="float" office:value="-63.77721615" calcext:value-type="float">
            <text:p>-63.77721615</text:p>
          </table:table-cell>
          <table:table-cell table:formula="of:=POWER([.B8]; 2)" office:value-type="float" office:value="4067.53329984382" calcext:value-type="float">
            <text:p>4067.53329984382</text:p>
          </table:table-cell>
          <table:table-cell table:number-columns-repeated="4"/>
        </table:table-row>
        <table:table-row table:style-name="ro1">
          <table:table-cell office:value-type="float" office:value="637.586297" calcext:value-type="float">
            <text:p>637.586297</text:p>
          </table:table-cell>
          <table:table-cell table:formula="of:=[.A9]-[.$D$2]" office:value-type="float" office:value="-64.2968071500001" calcext:value-type="float">
            <text:p>-64.2968071500001</text:p>
          </table:table-cell>
          <table:table-cell table:formula="of:=POWER([.B9]; 2)" office:value-type="float" office:value="4134.0794096843" calcext:value-type="float">
            <text:p>4134.0794096843</text:p>
          </table:table-cell>
          <table:table-cell table:number-columns-repeated="4"/>
        </table:table-row>
        <table:table-row table:style-name="ro1">
          <table:table-cell office:value-type="float" office:value="782.104682" calcext:value-type="float">
            <text:p>782.104682</text:p>
          </table:table-cell>
          <table:table-cell table:formula="of:=[.A10]-[.$D$2]" office:value-type="float" office:value="80.22157785" calcext:value-type="float">
            <text:p>80.22157785</text:p>
          </table:table-cell>
          <table:table-cell table:formula="of:=POWER([.B10]; 2)" office:value-type="float" office:value="6435.50155274361" calcext:value-type="float">
            <text:p>6435.50155274361</text:p>
          </table:table-cell>
          <table:table-cell table:number-columns-repeated="4"/>
        </table:table-row>
        <table:table-row table:style-name="ro1">
          <table:table-cell office:value-type="float" office:value="704.804386" calcext:value-type="float">
            <text:p>704.804386</text:p>
          </table:table-cell>
          <table:table-cell table:formula="of:=[.A11]-[.$D$2]" office:value-type="float" office:value="2.92128185000001" calcext:value-type="float">
            <text:p>2.92128185000001</text:p>
          </table:table-cell>
          <table:table-cell table:formula="of:=POWER([.B11]; 2)" office:value-type="float" office:value="8.5338876471395" calcext:value-type="float">
            <text:p>8.5338876471395</text:p>
          </table:table-cell>
          <table:table-cell table:number-columns-repeated="4"/>
        </table:table-row>
        <table:table-row table:style-name="ro1">
          <table:table-cell office:value-type="float" office:value="786.798219" calcext:value-type="float">
            <text:p>786.798219</text:p>
          </table:table-cell>
          <table:table-cell table:formula="of:=[.A12]-[.$D$2]" office:value-type="float" office:value="84.91511485" calcext:value-type="float">
            <text:p>84.91511485</text:p>
          </table:table-cell>
          <table:table-cell table:formula="of:=POWER([.B12]; 2)" office:value-type="float" office:value="7210.57672998869" calcext:value-type="float">
            <text:p>7210.57672998869</text:p>
          </table:table-cell>
          <table:table-cell table:number-columns-repeated="4"/>
        </table:table-row>
        <table:table-row table:style-name="ro1">
          <table:table-cell office:value-type="float" office:value="732.11373" calcext:value-type="float">
            <text:p>732.11373</text:p>
          </table:table-cell>
          <table:table-cell table:formula="of:=[.A13]-[.$D$2]" office:value-type="float" office:value="30.23062585" calcext:value-type="float">
            <text:p>30.23062585</text:p>
          </table:table-cell>
          <table:table-cell table:formula="of:=POWER([.B13]; 2)" office:value-type="float" office:value="913.89073928269" calcext:value-type="float">
            <text:p>913.89073928269</text:p>
          </table:table-cell>
          <table:table-cell table:number-columns-repeated="4"/>
        </table:table-row>
        <table:table-row table:style-name="ro1">
          <table:table-cell office:value-type="float" office:value="712.30049" calcext:value-type="float">
            <text:p>712.30049</text:p>
          </table:table-cell>
          <table:table-cell table:formula="of:=[.A14]-[.$D$2]" office:value-type="float" office:value="10.41738585" calcext:value-type="float">
            <text:p>10.41738585</text:p>
          </table:table-cell>
          <table:table-cell table:formula="of:=POWER([.B14]; 2)" office:value-type="float" office:value="108.521927947779" calcext:value-type="float">
            <text:p>108.521927947779</text:p>
          </table:table-cell>
          <table:table-cell table:number-columns-repeated="4"/>
        </table:table-row>
        <table:table-row table:style-name="ro1">
          <table:table-cell office:value-type="float" office:value="731.286089" calcext:value-type="float">
            <text:p>731.286089</text:p>
          </table:table-cell>
          <table:table-cell table:formula="of:=[.A15]-[.$D$2]" office:value-type="float" office:value="29.4029848499999" calcext:value-type="float">
            <text:p>29.4029848499999</text:p>
          </table:table-cell>
          <table:table-cell table:formula="of:=POWER([.B15]; 2)" office:value-type="float" office:value="864.535518089326" calcext:value-type="float">
            <text:p>864.535518089326</text:p>
          </table:table-cell>
          <table:table-cell table:number-columns-repeated="4"/>
        </table:table-row>
        <table:table-row table:style-name="ro1">
          <table:table-cell office:value-type="float" office:value="787.004665" calcext:value-type="float">
            <text:p>787.004665</text:p>
          </table:table-cell>
          <table:table-cell table:formula="of:=[.A16]-[.$D$2]" office:value-type="float" office:value="85.12156085" calcext:value-type="float">
            <text:p>85.12156085</text:p>
          </table:table-cell>
          <table:table-cell table:formula="of:=POWER([.B16]; 2)" office:value-type="float" office:value="7245.68012154026" calcext:value-type="float">
            <text:p>7245.68012154026</text:p>
          </table:table-cell>
          <table:table-cell table:number-columns-repeated="4"/>
        </table:table-row>
        <table:table-row table:style-name="ro1">
          <table:table-cell office:value-type="float" office:value="634.506348" calcext:value-type="float">
            <text:p>634.506348</text:p>
          </table:table-cell>
          <table:table-cell table:formula="of:=[.A17]-[.$D$2]" office:value-type="float" office:value="-67.37675615" calcext:value-type="float">
            <text:p>-67.37675615</text:p>
          </table:table-cell>
          <table:table-cell table:formula="of:=POWER([.B17]; 2)" office:value-type="float" office:value="4539.62726929656" calcext:value-type="float">
            <text:p>4539.62726929656</text:p>
          </table:table-cell>
          <table:table-cell table:number-columns-repeated="4"/>
        </table:table-row>
        <table:table-row table:style-name="ro1">
          <table:table-cell office:value-type="float" office:value="758.255271" calcext:value-type="float">
            <text:p>758.255271</text:p>
          </table:table-cell>
          <table:table-cell table:formula="of:=[.A18]-[.$D$2]" office:value-type="float" office:value="56.37216685" calcext:value-type="float">
            <text:p>56.37216685</text:p>
          </table:table-cell>
          <table:table-cell table:formula="of:=POWER([.B18]; 2)" office:value-type="float" office:value="3177.82119536424" calcext:value-type="float">
            <text:p>3177.82119536424</text:p>
          </table:table-cell>
          <table:table-cell table:number-columns-repeated="4"/>
        </table:table-row>
        <table:table-row table:style-name="ro1">
          <table:table-cell office:value-type="float" office:value="782.103345" calcext:value-type="float">
            <text:p>782.103345</text:p>
          </table:table-cell>
          <table:table-cell table:formula="of:=[.A19]-[.$D$2]" office:value-type="float" office:value="80.22024085" calcext:value-type="float">
            <text:p>80.22024085</text:p>
          </table:table-cell>
          <table:table-cell table:formula="of:=POWER([.B19]; 2)" office:value-type="float" office:value="6435.28704203201" calcext:value-type="float">
            <text:p>6435.28704203201</text:p>
          </table:table-cell>
          <table:table-cell table:number-columns-repeated="4"/>
        </table:table-row>
        <table:table-row table:style-name="ro1">
          <table:table-cell office:value-type="float" office:value="750.737114" calcext:value-type="float">
            <text:p>750.737114</text:p>
          </table:table-cell>
          <table:table-cell table:formula="of:=[.A20]-[.$D$2]" office:value-type="float" office:value="48.85400985" calcext:value-type="float">
            <text:p>48.85400985</text:p>
          </table:table-cell>
          <table:table-cell table:formula="of:=POWER([.B20]; 2)" office:value-type="float" office:value="2386.7142784239" calcext:value-type="float">
            <text:p>2386.7142784239</text:p>
          </table:table-cell>
          <table:table-cell table:number-columns-repeated="4"/>
        </table:table-row>
        <table:table-row table:style-name="ro1">
          <table:table-cell office:value-type="float" office:value="780.191191" calcext:value-type="float">
            <text:p>780.191191</text:p>
          </table:table-cell>
          <table:table-cell table:formula="of:=[.A21]-[.$D$2]" office:value-type="float" office:value="78.30808685" calcext:value-type="float">
            <text:p>78.30808685</text:p>
          </table:table-cell>
          <table:table-cell table:formula="of:=POWER([.B21]; 2)" office:value-type="float" office:value="6132.15646610714" calcext:value-type="float">
            <text:p>6132.156466107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49:11.012625344</dc:date>
    <meta:editing-duration>PT36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